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0.993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6.981cm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Basic Problem size</text:p>
          </table:table-cell>
          <table:table-cell office:value-type="string" calcext:value-type="string">
            <text:p>Start Position Length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Start Position Size</text:p>
          </table:table-cell>
          <table:table-cell table:formula="of:=[.D4]*[.D4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Walks</text:p>
          </table:table-cell>
          <table:table-cell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otal Size</text:p>
          </table:table-cell>
          <table:table-cell table:formula="of:=[.D6]*[.D5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Assume Mary Coombs</text:p>
          </table:table-cell>
          <table:table-cell office:value-type="string" calcext:value-type="string">
            <text:p>nMPI_Ranks</text:p>
          </table:table-cell>
          <table:table-cell table:formula="of:=4*157" office:value-type="float" office:value="628" calcext:value-type="float">
            <text:p>628</text:p>
          </table:table-cell>
          <table:table-cell office:value-type="string" calcext:value-type="string">
            <text:p>157 nodes with 4 H100s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nDeviceCores</text:p>
          </table:table-cell>
          <table:table-cell office:value-type="float" office:value="14592" calcext:value-type="float">
            <text:p>14592</text:p>
          </table:table-cell>
          <table:table-cell office:value-type="string" calcext:value-type="string">
            <text:p>H100 number of Core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Partitions of problem</text:p>
          </table:table-cell>
          <table:table-cell office:value-type="string" calcext:value-type="string">
            <text:p>N-start-positions per MPI partitioning remainder</text:p>
          </table:table-cell>
          <table:table-cell table:formula="of:=MOD([.D5];[.D10])" office:value-type="float" office:value="56" calcext:value-type="float">
            <text:p>56</text:p>
          </table:table-cell>
          <table:table-cell office:value-type="string" calcext:value-type="string" table:number-columns-spanned="1" table:number-rows-spanned="2">
            <text:p>No non-local accumulator rubbish, all</text:p>
            <text:p>accumulators are local to MPI process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N-start-positions per MPI partitioning min</text:p>
          </table:table-cell>
          <table:table-cell table:formula="of:=FLOOR([.D5]/[.D10])" office:value-type="float" office:value="26" calcext:value-type="float">
            <text:p>26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Min start position </text:p>
            <text:p>Partition stats</text:p>
          </table:table-cell>
          <table:table-cell office:value-type="string" calcext:value-type="string">
            <text:p>N-Device-cores per start position partition remainder</text:p>
          </table:table-cell>
          <table:table-cell table:formula="of:=MOD([.D11];[.D14]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-Device-cores per start position partition Min</text:p>
          </table:table-cell>
          <table:table-cell table:formula="of:=FLOOR([.D11]/[.D14])" office:value-type="float" office:value="561" calcext:value-type="float">
            <text:p>561</text:p>
          </table:table-cell>
          <table:table-cell/>
          <table:table-cell office:value-type="string" calcext:value-type="string">
            <text:p>Partition number</text:p>
          </table:table-cell>
          <table:table-cell table:formula="of:=[.D14]/[.G16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string" calcext:value-type="string">
            <text:p>Device Cores</text:p>
          </table:table-cell>
          <table:table-cell table:formula="of:=[.D11]/[.G16]" office:value-type="float" office:value="7296" calcext:value-type="float">
            <text:p>729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Walks per device core (remainder)</text:p>
          </table:table-cell>
          <table:table-cell table:formula="of:=MOD([.D6];[.D17])" office:value-type="float" office:value="460" calcext:value-type="float">
            <text:p>46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Walks per device core (Min)</text:p>
          </table:table-cell>
          <table:table-cell table:formula="of:=FLOOR([.D6]/[.D17])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Accumulators per position Remainder</text:p>
          </table:table-cell>
          <table:table-cell table:formula="of:=MOD([.D6];[.D20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Accumulators per position Min</text:p>
          </table:table-cell>
          <table:table-cell table:formula="of:=FLOOR([.D6]/[.D20])"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Max start position </text:p>
            <text:p>Partition stats</text:p>
          </table:table-cell>
          <table:table-cell office:value-type="string" calcext:value-type="string">
            <text:p>N-Device-cores per start position partition remainder </text:p>
          </table:table-cell>
          <table:table-cell table:formula="of:=MOD([.D11];[.D14]+1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Device-cores per start position partition Min</text:p>
          </table:table-cell>
          <table:table-cell table:formula="of:=FLOOR([.D11]/([.D14]+1)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nWalks per device core (remainder)</text:p>
          </table:table-cell>
          <table:table-cell table:formula="of:=MOD([.D6];[.D25])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Walks per device core (Min)</text:p>
          </table:table-cell>
          <table:table-cell table:formula="of:=FLOOR([.D6]/[.D25])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Accumulators per position Remainder</text:p>
          </table:table-cell>
          <table:table-cell table:formula="of:=MOD([.D6];[.D28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Accumulators per position Min</text:p>
          </table:table-cell>
          <table:table-cell table:formula="of:=FLOOR([.D6]/[.D28])" office:value-type="float" office:value="541" calcext:value-type="float">
            <text:p>541</text:p>
          </table:table-cell>
          <table:table-cell table:number-columns-repeated="4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2"/>
          <table:table-cell table:formula="of:=3*19*2^8" office:value-type="float" office:value="14592" calcext:value-type="float">
            <text:p>14592</text:p>
          </table:table-cell>
          <table:table-cell table:number-columns-repeated="5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2:04:08.629437988</meta:creation-date>
    <dc:date>2026-02-06T19:14:19.434136525</dc:date>
    <meta:editing-duration>PT14H48M59S</meta:editing-duration>
    <meta:editing-cycles>34</meta:editing-cycles>
    <meta:generator>LibreOffice/7.1.8.1$Linux_X86_64 LibreOffice_project/10$Build-1</meta:generator>
    <meta:document-statistic meta:table-count="1" meta:cell-count="57" meta:object-count="0"/>
  </office:meta>
</office:document-meta>
</file>